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Lucida Sans1" svg:font-family="'Lucida Sans'" style:font-family-generic="swiss"/>
    <style:font-face style:name="Calibri1" svg:font-family="Calibri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1" officeooo:rsid="0021e876" officeooo:paragraph-rsid="0021e876"/>
    </style:style>
    <style:style style:name="P2" style:family="paragraph" style:parent-style-name="Standard">
      <style:text-properties style:font-name="Calibri1" officeooo:rsid="00248e94" officeooo:paragraph-rsid="00248e94"/>
    </style:style>
    <style:style style:name="P3" style:family="paragraph" style:parent-style-name="Standard">
      <style:text-properties style:font-name="Calibri1" officeooo:rsid="0027d1ba" officeooo:paragraph-rsid="00283c61"/>
    </style:style>
    <style:style style:name="P4" style:family="paragraph" style:parent-style-name="Standard">
      <style:text-properties fo:font-variant="normal" fo:text-transform="none" fo:color="#24292e" style:font-name="Calibri" fo:letter-spacing="normal" fo:font-style="normal" fo:font-weight="normal" officeooo:rsid="002c2253" officeooo:paragraph-rsid="0028dd5b" style:font-weight-asian="normal" style:font-weight-complex="normal"/>
    </style:style>
    <style:style style:name="P5" style:family="paragraph" style:parent-style-name="Standard" style:list-style-name="L1">
      <style:text-properties style:font-name="Calibri1" officeooo:rsid="0021e876" officeooo:paragraph-rsid="0021e876"/>
    </style:style>
    <style:style style:name="P6" style:family="paragraph" style:parent-style-name="Standard" style:list-style-name="L1">
      <style:text-properties style:font-name="Calibri1" officeooo:rsid="00248e94" officeooo:paragraph-rsid="00248e94"/>
    </style:style>
    <style:style style:name="P7" style:family="paragraph" style:parent-style-name="Standard">
      <style:text-properties style:font-name="Calibri" officeooo:rsid="0028dd5b" officeooo:paragraph-rsid="0028dd5b"/>
    </style:style>
    <style:style style:name="P8" style:family="paragraph" style:parent-style-name="Standard">
      <style:text-properties style:font-name="Calibri" officeooo:rsid="002c2253" officeooo:paragraph-rsid="002fb79a"/>
    </style:style>
    <style:style style:name="T1" style:family="text">
      <style:text-properties officeooo:rsid="00230f12"/>
    </style:style>
    <style:style style:name="T2" style:family="text">
      <style:text-properties officeooo:rsid="00257080"/>
    </style:style>
    <style:style style:name="T3" style:family="text">
      <style:text-properties officeooo:rsid="00274d0c"/>
    </style:style>
    <style:style style:name="T4" style:family="text">
      <style:text-properties officeooo:rsid="00283c61"/>
    </style:style>
    <style:style style:name="T5" style:family="text">
      <style:text-properties fo:font-variant="normal" fo:text-transform="none" fo:color="#24292e" fo:letter-spacing="normal" fo:font-style="normal" fo:font-weight="bold" officeooo:rsid="002c2253"/>
    </style:style>
    <style:style style:name="T6" style:family="text">
      <style:text-properties fo:font-variant="normal" fo:text-transform="none" fo:color="#24292e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4292e" fo:letter-spacing="normal" fo:font-style="normal" fo:font-weight="normal" officeooo:rsid="002c2253" style:font-weight-asian="normal" style:font-weight-complex="normal"/>
    </style:style>
    <style:style style:name="T8" style:family="text">
      <style:text-properties fo:font-variant="normal" fo:text-transform="none" fo:color="#24292e" fo:letter-spacing="normal" fo:font-style="normal" fo:font-weight="normal" officeooo:rsid="002c560b" style:font-weight-asian="normal" style:font-weight-complex="normal"/>
    </style:style>
    <style:style style:name="T9" style:family="text">
      <style:text-properties fo:font-variant="normal" fo:text-transform="none" fo:color="#24292e" fo:letter-spacing="normal" fo:font-style="normal" fo:font-weight="normal" officeooo:rsid="002c6fd6" style:font-weight-asian="normal" style:font-weight-complex="normal"/>
    </style:style>
    <style:style style:name="T10" style:family="text">
      <style:text-properties fo:font-variant="normal" fo:text-transform="none" fo:color="#24292e" fo:letter-spacing="normal" fo:font-style="normal" fo:font-weight="normal" officeooo:rsid="002f5c97" style:font-weight-asian="normal" style:font-weight-complex="normal"/>
    </style:style>
    <style:style style:name="T11" style:family="text">
      <style:text-properties fo:font-variant="normal" fo:text-transform="none" fo:color="#24292e" fo:letter-spacing="normal" fo:font-style="normal" fo:font-weight="normal" officeooo:rsid="002fb79a" style:font-weight-asian="normal" style:font-weight-complex="normal"/>
    </style:style>
    <style:style style:name="T12" style:family="text">
      <style:text-properties fo:font-variant="normal" fo:text-transform="none" fo:color="#24292e" fo:letter-spacing="normal" fo:font-style="normal" fo:font-weight="normal" officeooo:rsid="002c2253" style:font-style-asian="normal" style:font-weight-asian="normal" style:font-style-complex="normal" style:font-weight-complex="normal"/>
    </style:style>
    <style:style style:name="T13" style:family="text">
      <style:text-properties officeooo:rsid="002c22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jandro Falkowski</text:p>
      <text:p text:style-name="P2"><text:a xlink:type="simple" xlink:href="mailto:alexrfalkowki@gmail.com" text:style-name="Internet_20_link" text:visited-style-name="Visited_20_Internet_20_Link">alexrfalkowki@gmail.com</text:a></text:p>
      <text:p text:style-name="P3">Skype: <text:span text:style-name="T4">alexrfalkowski@gmail.com</text:span></text:p>
      <text:p text:style-name="P1"/>
      <text:p text:style-name="P1">Dear Sir or Madam</text:p>
      <text:p text:style-name="P1"/>
      <text:p text:style-name="P7">When I started my DevOps journey it started with Vagrant. I remember how excited I was that I could try different things. <text:span text:style-name="T13">I used it extensively to build </text:span><text:span text:style-name="T12">chef-teamcity-cookbook</text:span><text:span text:style-name="T5">.</text:span><text:span text:style-name="T7"> During my microservice journey I also had ideas about how would one do service discovery, handling secrets and why do I have to implement things in may different formats (</text:span><text:span text:style-name="T8">C</text:span><text:span text:style-name="T7">hef, </text:span><text:span text:style-name="T8">P</text:span><text:span text:style-name="T7">uppet, AWS, Docker).</text:span></text:p>
      <text:p text:style-name="P4"/>
      <text:p text:style-name="P8"><text:span text:style-name="T6">HashiCorp has always interested me, because I believe in the products you build. I </text:span><text:span text:style-name="T10">would love the opportunity</text:span><text:span text:style-name="T6"> to deep dive. </text:span><text:span text:style-name="T8">Security these days is very important and an area </text:span><text:span text:style-name="T11">that I would love to grow in</text:span><text:span text:style-name="T8">. <text:s/></text:span><text:span text:style-name="T11">Vault seems to be revolutionary and something I believe in.</text:span></text:p>
      <text:p text:style-name="P8"><text:span text:style-name="T8"/></text:p>
      <text:p text:style-name="P8"><text:span text:style-name="T9">Learning from and helping engineers is something I strive for.</text:span></text:p>
      <text:p text:style-name="P1"/>
      <text:p text:style-name="P1">Please allow me to highlight my key skills:</text:p>
      <text:p text:style-name="P1"/>
      <text:list xml:id="list1947101640" text:style-name="L1">
        <text:list-item>
          <text:p text:style-name="P5">I have a great passion for technology. It is important to keep evaluating new ideas.</text:p>
        </text:list-item>
        <text:list-item>
          <text:p text:style-name="P5">I am a strong believer in <text:span text:style-name="T3">L</text:span>ean methodologies.</text:p>
        </text:list-item>
        <text:list-item>
          <text:p text:style-name="P5">I love trying out new languages. Even <text:span text:style-name="T1">if it takes me longer as I get older.</text:span></text:p>
        </text:list-item>
        <text:list-item>
          <text:p text:style-name="P6">I believe in the ideas and concepts behind DevOps and have successfully introduced it <text:span text:style-name="T2">at</text:span> places of work. </text:p>
        </text:list-item>
        <text:list-item>
          <text:p text:style-name="P5">I am a fun and comedic person, I make sure the we all have fun working.</text:p>
        </text:list-item>
      </text:list>
      <text:p text:style-name="P1"/>
      <text:p text:style-name="P1">The enclosed resume expands on my qualifications and experience.</text:p>
      <text:p text:style-name="P1"/>
      <text:p text:style-name="P1">Thank you for your time and consideration.</text:p>
      <text:p text:style-name="P1"/>
      <text:p text:style-name="P1">Sincerely,</text:p>
      <text:p text:style-name="P1">Alejandro Falkow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system-ui, 'Segoe UI', Helvetica, Arial, sans-serif, 'Apple Color Emoji', 'Segoe UI Emoji', 'Segoe UI Symbol'" style:font-charset="x-symbol"/>
    <style:font-face style:name="Lucida Sans1" svg:font-family="'Lucida Sans'" style:font-family-generic="swiss"/>
    <style:font-face style:name="Calibri1" svg:font-family="Calibri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07:45:03.683785000</meta:creation-date>
    <meta:generator>LibreOffice/6.0.4.2$MacOSX_X86_64 LibreOffice_project/9b0d9b32d5dcda91d2f1a96dc04c645c450872bf</meta:generator>
    <dc:date>2018-06-01T09:13:23.763614024</dc:date>
    <meta:editing-duration>PT56M23S</meta:editing-duration>
    <meta:editing-cycles>16</meta:editing-cycles>
    <meta:document-statistic meta:table-count="0" meta:image-count="0" meta:object-count="0" meta:page-count="1" meta:paragraph-count="17" meta:word-count="233" meta:character-count="1354" meta:non-whitespace-character-count="1141"/>
  </office:meta>
</office:document-meta>
</file>